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7154in"/>
    </style:style>
    <style:style style:name="co2" style:family="table-column">
      <style:table-column-properties fo:break-before="auto" style:column-width="3.9992in"/>
    </style:style>
    <style:style style:name="co3" style:family="table-column">
      <style:table-column-properties fo:break-before="auto" style:column-width="0.889in"/>
    </style:style>
    <style:style style:name="ro1" style:family="table-row">
      <style:table-row-properties style:row-height="0.6008in" fo:break-before="auto" style:use-optimal-row-height="false"/>
    </style:style>
    <style:style style:name="ro2" style:family="table-row">
      <style:table-row-properties style:row-height="0.7146in" fo:break-before="auto" style:use-optimal-row-height="false"/>
    </style:style>
    <style:style style:name="ro3" style:family="table-row">
      <style:table-row-properties style:row-height="1.3366in" fo:break-before="auto" style:use-optimal-row-height="false"/>
    </style:style>
    <style:style style:name="ro4" style:family="table-row">
      <style:table-row-properties style:row-height="0.8807in" fo:break-before="auto" style:use-optimal-row-height="false"/>
    </style:style>
    <style:style style:name="ro5" style:family="table-row">
      <style:table-row-properties style:row-height="1.0465in" fo:break-before="auto" style:use-optimal-row-height="false"/>
    </style:style>
    <style:style style:name="ro6" style:family="table-row">
      <style:table-row-properties style:row-height="0.8909in" fo:break-before="auto" style:use-optimal-row-height="false"/>
    </style:style>
    <style:style style:name="ro7" style:family="table-row">
      <style:table-row-properties style:row-height="1.2126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465a4" style:text-align-source="fix" style:repeat-content="false" fo:border="0.74pt solid #000000" style:vertical-align="middle"/>
      <style:paragraph-properties fo:text-align="center" fo:margin-left="0in"/>
    </style:style>
    <style:style style:name="ce4" style:family="table-cell" style:parent-style-name="Default">
      <style:table-cell-properties fo:background-color="#eeeeee" fo:wrap-option="wrap" fo:border="0.74pt solid #000000" style:vertical-align="top"/>
    </style:style>
    <style:style style:name="ce5" style:family="table-cell" style:parent-style-name="Default">
      <style:table-cell-properties fo:wrap-option="wrap" style:vertical-align="to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3" table:default-cell-style-name="ce4"/>
        <table:table-row table:style-name="ro1">
          <table:table-cell/>
          <table:table-cell table:style-name="ce1" office:value-type="string" calcext:value-type="string">
            <text:p>MYSQL</text:p>
          </table:table-cell>
          <table:table-cell table:style-name="ce1" office:value-type="string" calcext:value-type="string">
            <text:p>Oracle Database</text:p>
          </table:table-cell>
          <table:table-cell table:style-name="ce1" office:value-type="string" calcext:value-type="string">
            <text:p>PostgreSQL</text:p>
          </table:table-cell>
        </table:table-row>
        <table:table-row table:style-name="ro2">
          <table:table-cell office:value-type="string" calcext:value-type="string">
            <text:p>Licencia</text:p>
          </table:table-cell>
          <table:table-cell office:value-type="string" calcext:value-type="string">
            <text:p>MySQL utiliza una licencia pública general de GNU, lo que significa que se puede descargar, utilizar, y modificar a voluntad. Es básicamente un software libre.</text:p>
          </table:table-cell>
          <table:table-cell office:value-type="string" calcext:value-type="string">
            <text:p>Oracle Database tiene varias licencias de costo, entre estas encontramos: <text:span text:style-name="T1">Oracle Database Standard Edition, Oracle Database Enterprise Edition, Oracle Database Enterprise Edition High Performance, </text:span><text:span text:style-name="T2">entre otras.</text:span></text:p>
            <text:p><text:span text:style-name="T1"/></text:p>
          </table:table-cell>
          <table:table-cell office:value-type="string" calcext:value-type="string">
            <text:p>PostgreSQL cuenta con una licencia de código abierto, lo que permite más flexibilidad, y más innovación por parte de los usuarios en comparación con un sistema de bases de datos comercial.</text:p>
          </table:table-cell>
        </table:table-row>
        <table:table-row table:style-name="ro3">
          <table:table-cell office:value-type="string" calcext:value-type="string">
            <text:p>Rendimiento</text:p>
          </table:table-cell>
          <table:table-cell office:value-type="string" calcext:value-type="string">
            <text:p>MySQL es reconocido ampliamente por su alta capacidad de procesamiento y su capacidad para gestionar de manera eficiente grandes volúmenes de datos. Estas son características cruciales para la gestión de sitios web y aplicaciones que requieren proporcionar servicios de manera eficiente y regalarle al usuario una mejor experiencia de uso. Para esto utiliza técnicas como la optimización de consultas yel uso del caché para almacenar datos.</text:p>
          </table:table-cell>
          <table:table-cell office:value-type="string" calcext:value-type="string">
            <text:p>El rendimiento de Oracle Database depende y va mucho en función del hardware, la configuración, la optimización y otros factores. Oracle Database tiene la capacidad de gestionar grandes volúmenes de datos de manera eficiente y realizar las transacciones correspondientes a alta velocidad. También existen diferentes tipos de técnicas para optimizar las consultas y así conseguir el máximo rendimiento posible.</text:p>
          </table:table-cell>
          <table:table-cell office:value-type="string" calcext:value-type="string">
            <text:p>PostgreSQL cuenta con un gran rendimiento gracias a su optimización constante, esto como consecuencia de su licencia gratuita, que a su vez permite una comunidad que se encuenta activamente buscando mejoras en este sistema gestor de bases de datos, además cuenta con características avanzadas como particionamiento, índices GIN/GIN y clustering.</text:p>
          </table:table-cell>
        </table:table-row>
        <table:table-row table:style-name="ro4">
          <table:table-cell office:value-type="string" calcext:value-type="string">
            <text:p>Escalabilidad</text:p>
          </table:table-cell>
          <table:table-cell office:value-type="string" calcext:value-type="string">
            <text:p>Debido a su esencia, MySQL permite una alta escalabilidad, adaptándose a las necesidades de sus usuarios, es por esto que puede ser usada fácilmente en aplicaciones pequeñas como también en aplicaciones más robustas.</text:p>
          </table:table-cell>
          <table:table-cell office:value-type="string" calcext:value-type="string">
            <text:p>Debido a su robustez, Oracle Database cuenta con una gran escalabilidad principalmente en grandes entornos empresariales, ya que puede manejar grandes cantidades de datos y usuarios de manera simultánea.</text:p>
          </table:table-cell>
          <table:table-cell office:value-type="string" calcext:value-type="string">
            <text:p>La notable escalabilidad es un distintivo de PostgreSQL. El software puede administrar fácilmente grandes cantidades de datos. La escalabilidad de PostgreSQL no solo se aplica a la cantidad de datos que puede administrar, sino también al número de usuarios simultáneos que puede administrar.</text:p>
          </table:table-cell>
        </table:table-row>
        <table:table-row table:style-name="ro5">
          <table:table-cell office:value-type="string" calcext:value-type="string">
            <text:p>Características</text:p>
          </table:table-cell>
          <table:table-cell office:value-type="string" calcext:value-type="string">
            <text:p>Entre sus principales características encontramos que es <text:span text:style-name="T1">open source y de fácil acceso, alto rendimiento y escalabilidad, seguridad robusta, facilidad de uso, costo, efectividad, rendimiento superior, confiabilidad, estabilidad, flexibilidad, escalabilidad y amplio soporte</text:span><text:span text:style-name="T2">.</text:span></text:p>
          </table:table-cell>
          <table:table-cell office:value-type="string" calcext:value-type="string">
            <text:p>Entre las caracteristicas de Oracle Database encontramos un <text:span text:style-name="T1">cumplimiento de estándares, extensiones de procedimiento, libera todo el potencial de las consultas, y su rendimiento, </text:span><text:span text:style-name="T2">específicamente en cuanto a la </text:span><text:span text:style-name="T1">memoria, particiones y optimización.</text:span></text:p>
          </table:table-cell>
          <table:table-cell office:value-type="string" calcext:value-type="string">
            <text:p>Entre las caracteristicas principales de PostgreSQL encontramos: <text:span text:style-name="T1">alta concurrencia, amplia variedad de tipos nativos, soporte para consultas complejas, replicación y alta disponibilidad, seguridad avanzada, soporte de datos geoespaciales, backend confiable para aplicaciones, escalabilidad y rendimiento.</text:span></text:p>
          </table:table-cell>
        </table:table-row>
        <table:table-row table:style-name="ro5">
          <table:table-cell office:value-type="string" calcext:value-type="string">
            <text:p>Comunidad</text:p>
          </table:table-cell>
          <table:table-cell office:value-type="string" calcext:value-type="string">
            <text:p>MySQL es uno de los gestores de bases de datos más reconocidos y con un largo recorrido en su campo, es por esto que cuenta con una comunidad robusta y bien establecida, ya que puedes encontrar una gran variedad de foros y páginas acerca de MySQL.</text:p>
          </table:table-cell>
          <table:table-cell office:value-type="string" calcext:value-type="string">
            <text:p>La comunidad de Oracle Database es una de las más grandes que hay en cuanto a gestores de bases de datos, además cuenta con una comunidad muy activa, lo que es bastante beneficioso al momento de usar este gestor, porque facilita el uso del mismo gracias a la amplia información que se encuentra.</text:p>
          </table:table-cell>
          <table:table-cell office:value-type="string" calcext:value-type="string">
            <text:p>Cuenta con una gran comunidad debido a su licencia de forma abierta, por lo que también es muy activa en cuanto a todo lo relacionado con su manejo, esto es una característica muy positiva en el momento de decantarnos por un sistema gestor de bases de datos para determinado proyecto.</text:p>
          </table:table-cell>
        </table:table-row>
        <table:table-row table:style-name="ro6">
          <table:table-cell office:value-type="string" calcext:value-type="string">
            <text:p>Integración</text:p>
          </table:table-cell>
          <table:table-cell office:value-type="string" calcext:value-type="string">
            <text:p>La integración con MySQL es muy sencilla ya que simplemente debemos crear una base de datos con su respectivo usuario o grupo de usuarios, y su respectiva contraseña, configurar el entorno correctamente en nuestra aplicación web con las credenciales correctas.</text:p>
          </table:table-cell>
          <table:table-cell office:value-type="string" calcext:value-type="string">
            <text:p>En cuanto a la integración, Oracle cuenta con su propio “sistema” de integración, lo que facilita demasiado este proceso, este se llama Oracle Integration y proporciona una solución de integración completa, segura y ligera que permite conectar sus aplicaciones en la nube.</text:p>
          </table:table-cell>
          <table:table-cell office:value-type="string" calcext:value-type="string">
            <text:p>Existen diferentes métodos para realizar la integración con PostgreSQL, entre estos encontramos <text:span text:style-name="T1">API restful, herramientas ETL, </text:span><text:span text:style-name="T2">y la manera típica por medio del lenguaje del lado del servidor que estemos utilizando en concreto.</text:span></text:p>
          </table:table-cell>
        </table:table-row>
        <table:table-row table:style-name="ro7">
          <table:table-cell office:value-type="string" calcext:value-type="string">
            <text:p>Uso Típico</text:p>
          </table:table-cell>
          <table:table-cell office:value-type="string" calcext:value-type="string">
            <text:p>MYSQL se usa ampliamente en aplicaciones web, no solamente pequeñas aplicaciones, sino también grandes. Además se usa típicamente para el almacenamiento de datos de usuarios, gestión de contenidos, foros, desarrollo de juegos, entre otras.</text:p>
          </table:table-cell>
          <table:table-cell office:value-type="string" calcext:value-type="string">
            <text:p>Estos son los usos más comunes de Oracle Database: <text:span text:style-name="T1">almacenamiento de un tipo predefinido de datos, </text:span></text:p>
            <text:p><text:span text:style-name="T1">compatibilidad con el lenguaje de consulta estándar, administración y manipulación de los datos, almacenamiento de información, almacenamiento masivo de datos, proporciona opciones de seguridad, recuperación de base de datos.</text:span></text:p>
          </table:table-cell>
          <table:table-cell office:value-type="string" calcext:value-type="string">
            <text:p>PostgreSQL se usa típicamente en <text:span text:style-name="T1">desarrollo web, análisis de datos, aplicaciones empresariales </text:span><text:span text:style-name="T2">tanto pequeñas como aplicaciones un poco más grandes, </text:span><text:span text:style-name="T1">geoprocesamiento, aplicaciones IoT </text:span><text:span text:style-name="T2">y </text:span><text:span text:style-name="T1">desarrollo de juegos.</text:span></text:p>
          </table:table-cell>
        </table:table-row>
        <table:table-row table:style-name="ro8" table:number-rows-repeated="6">
          <table:table-cell table:style-name="Default" table:number-columns-repeated="4"/>
        </table:table-row>
        <table:table-row table:style-name="ro8">
          <table:table-cell table:style-name="Default"/>
          <table:table-cell table:style-name="ce5"/>
          <table:table-cell table:style-name="Default"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style:font-family-complex="'Droid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0">00/00/0000</text:date>, <text:time style:data-style-name="N2" text:time-value="11:26:43.5764893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8T23:29:29.708198384</meta:creation-date>
    <dc:date>2024-08-20T00:21:24.792036322</dc:date>
    <meta:editing-duration>PT18M5S</meta:editing-duration>
    <meta:editing-cycles>2</meta:editing-cycles>
    <meta:generator>LibreOffice/24.2.5.2$Linux_X86_64 LibreOffice_project/420$Build-2</meta:generator>
    <meta:document-statistic meta:table-count="1" meta:cell-count="31" meta:object-count="0"/>
  </office:meta>
</office:document-meta>
</file>